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375in" style:rel-column-width="1350*"/>
    </style:style>
    <style:style style:name="Table1.B" style:family="table-column">
      <style:table-column-properties style:column-width="1.4389in" style:rel-column-width="2072*"/>
    </style:style>
    <style:style style:name="Table1.C" style:family="table-column">
      <style:table-column-properties style:column-width="1.7785in" style:rel-column-width="2561*"/>
    </style:style>
    <style:style style:name="Table1.D" style:family="table-column">
      <style:table-column-properties style:column-width="1.3847in" style:rel-column-width="1994*"/>
    </style:style>
    <style:style style:name="Table1.E" style:family="table-column">
      <style:table-column-properties style:column-width="1.3854in" style:rel-column-width="19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375in" style:rel-column-width="1350*"/>
    </style:style>
    <style:style style:name="Table2.B" style:family="table-column">
      <style:table-column-properties style:column-width="1.4389in" style:rel-column-width="2072*"/>
    </style:style>
    <style:style style:name="Table2.C" style:family="table-column">
      <style:table-column-properties style:column-width="1.7785in" style:rel-column-width="2561*"/>
    </style:style>
    <style:style style:name="Table2.D" style:family="table-column">
      <style:table-column-properties style:column-width="1.3847in" style:rel-column-width="1994*"/>
    </style:style>
    <style:style style:name="Table2.E" style:family="table-column">
      <style:table-column-properties style:column-width="1.3854in" style:rel-column-width="199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375in" style:rel-column-width="1350*"/>
    </style:style>
    <style:style style:name="Table3.B" style:family="table-column">
      <style:table-column-properties style:column-width="1.4972in" style:rel-column-width="2156*"/>
    </style:style>
    <style:style style:name="Table3.C" style:family="table-column">
      <style:table-column-properties style:column-width="1.8167in" style:rel-column-width="2616*"/>
    </style:style>
    <style:style style:name="Table3.D" style:family="table-column">
      <style:table-column-properties style:column-width="1.2882in" style:rel-column-width="1855*"/>
    </style:style>
    <style:style style:name="Table3.E" style:family="table-column">
      <style:table-column-properties style:column-width="1.3854in" style:rel-column-width="199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375in" style:rel-column-width="1350*"/>
    </style:style>
    <style:style style:name="Table4.B" style:family="table-column">
      <style:table-column-properties style:column-width="1.4389in" style:rel-column-width="2072*"/>
    </style:style>
    <style:style style:name="Table4.C" style:family="table-column">
      <style:table-column-properties style:column-width="1.7785in" style:rel-column-width="2561*"/>
    </style:style>
    <style:style style:name="Table4.D" style:family="table-column">
      <style:table-column-properties style:column-width="1.3847in" style:rel-column-width="1994*"/>
    </style:style>
    <style:style style:name="Table4.E" style:family="table-column">
      <style:table-column-properties style:column-width="1.3854in" style:rel-column-width="199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4.0625in" table:align="left" style:shadow="none"/>
    </style:style>
    <style:style style:name="Table5.A" style:family="table-column">
      <style:table-column-properties style:column-width="1.7319in"/>
    </style:style>
    <style:style style:name="Table5.B" style:family="table-column">
      <style:table-column-properties style:column-width="1.1458in"/>
    </style:style>
    <style:style style:name="Table5.C" style:family="table-column">
      <style:table-column-properties style:column-width="1.1847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4.0625in" table:align="left"/>
    </style:style>
    <style:style style:name="Table6.A" style:family="table-column">
      <style:table-column-properties style:column-width="1.7514in"/>
    </style:style>
    <style:style style:name="Table6.B" style:family="table-column">
      <style:table-column-properties style:column-width="1.1264in"/>
    </style:style>
    <style:style style:name="Table6.C" style:family="table-column">
      <style:table-column-properties style:column-width="1.1847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fo:font-weight="bold" officeooo:rsid="001bcb15" officeooo:paragraph-rsid="000b5acd" style:font-weight-asian="bold" style:font-weight-complex="bold"/>
    </style:style>
    <style:style style:name="P2" style:family="paragraph" style:parent-style-name="Preformatted_20_Text">
      <style:paragraph-properties fo:text-align="center" style:justify-single-word="false"/>
      <style:text-properties fo:font-weight="bold" officeooo:rsid="0071dcea" officeooo:paragraph-rsid="000b5acd" style:font-weight-asian="bold" style:font-weight-complex="bold"/>
    </style:style>
    <style:style style:name="P3" style:family="paragraph" style:parent-style-name="Preformatted_20_Text">
      <style:paragraph-properties fo:text-align="center" style:justify-single-word="false"/>
      <style:text-properties fo:font-weight="bold" officeooo:rsid="0026f895" officeooo:paragraph-rsid="000b5acd" style:font-weight-asian="bold" style:font-weight-complex="bold"/>
    </style:style>
    <style:style style:name="P4" style:family="paragraph" style:parent-style-name="Preformatted_20_Text">
      <style:paragraph-properties fo:text-align="start" style:justify-single-word="false"/>
      <style:text-properties fo:font-weight="normal" officeooo:rsid="0071dcea" officeooo:paragraph-rsid="000b5acd" style:font-weight-asian="normal" style:font-weight-complex="normal"/>
    </style:style>
    <style:style style:name="P5" style:family="paragraph" style:parent-style-name="Preformatted_20_Text">
      <style:paragraph-properties fo:text-align="start" style:justify-single-word="false"/>
      <style:text-properties fo:font-weight="normal" officeooo:rsid="0026f895" officeooo:paragraph-rsid="000b5acd" style:font-weight-asian="normal" style:font-weight-complex="normal"/>
    </style:style>
    <style:style style:name="P6" style:family="paragraph" style:parent-style-name="Standard">
      <style:text-properties officeooo:rsid="0011d3e6" officeooo:paragraph-rsid="0011d3e6"/>
    </style:style>
    <style:style style:name="P7" style:family="paragraph" style:parent-style-name="Standard">
      <style:text-properties officeooo:rsid="0011d3e6" officeooo:paragraph-rsid="00130c78"/>
    </style:style>
    <style:style style:name="P8" style:family="paragraph" style:parent-style-name="Standard">
      <style:text-properties officeooo:rsid="00124137" officeooo:paragraph-rsid="00124137"/>
    </style:style>
    <style:style style:name="P9" style:family="paragraph" style:parent-style-name="Standard">
      <style:text-properties officeooo:rsid="00130c78" officeooo:paragraph-rsid="00130c78"/>
    </style:style>
    <style:style style:name="P10" style:family="paragraph" style:parent-style-name="Standard">
      <style:text-properties officeooo:rsid="00130c78" officeooo:paragraph-rsid="0014468e"/>
    </style:style>
    <style:style style:name="P11" style:family="paragraph" style:parent-style-name="Standard">
      <style:text-properties officeooo:rsid="000e6534" officeooo:paragraph-rsid="00130c78"/>
    </style:style>
    <style:style style:name="P12" style:family="paragraph" style:parent-style-name="Standard">
      <style:text-properties officeooo:rsid="000e6534" officeooo:paragraph-rsid="0015a547"/>
    </style:style>
    <style:style style:name="P13" style:family="paragraph" style:parent-style-name="Standard">
      <style:text-properties officeooo:rsid="000e6534" officeooo:paragraph-rsid="00177cf9"/>
    </style:style>
    <style:style style:name="P14" style:family="paragraph" style:parent-style-name="Standard">
      <style:text-properties officeooo:rsid="000e6534" officeooo:paragraph-rsid="001e8b44"/>
    </style:style>
    <style:style style:name="P15" style:family="paragraph" style:parent-style-name="Standard">
      <style:text-properties officeooo:rsid="0014468e" officeooo:paragraph-rsid="0014468e"/>
    </style:style>
    <style:style style:name="P16" style:family="paragraph" style:parent-style-name="Standard">
      <style:text-properties officeooo:rsid="0015a547" officeooo:paragraph-rsid="0015a547"/>
    </style:style>
    <style:style style:name="P17" style:family="paragraph" style:parent-style-name="Standard">
      <style:text-properties officeooo:rsid="0015a547" officeooo:paragraph-rsid="00177cf9"/>
    </style:style>
    <style:style style:name="P18" style:family="paragraph" style:parent-style-name="Standard">
      <style:text-properties officeooo:rsid="001667d5" officeooo:paragraph-rsid="001667d5"/>
    </style:style>
    <style:style style:name="P19" style:family="paragraph" style:parent-style-name="Standard">
      <style:text-properties officeooo:rsid="00177cf9" officeooo:paragraph-rsid="00177cf9"/>
    </style:style>
    <style:style style:name="P20" style:family="paragraph" style:parent-style-name="Standard">
      <style:text-properties officeooo:rsid="00177cf9" officeooo:paragraph-rsid="00197c66"/>
    </style:style>
    <style:style style:name="P21" style:family="paragraph" style:parent-style-name="Standard">
      <style:text-properties officeooo:rsid="00177cf9" officeooo:paragraph-rsid="00177cf9" fo:background-color="#fff200"/>
    </style:style>
    <style:style style:name="P22" style:family="paragraph" style:parent-style-name="Standard">
      <style:text-properties officeooo:paragraph-rsid="001db27c"/>
    </style:style>
    <style:style style:name="P23" style:family="paragraph" style:parent-style-name="Standard">
      <style:text-properties officeooo:rsid="001db27c" officeooo:paragraph-rsid="001db27c"/>
    </style:style>
    <style:style style:name="P24" style:family="paragraph" style:parent-style-name="Standard">
      <style:text-properties officeooo:rsid="001db27c" officeooo:paragraph-rsid="001e8b44"/>
    </style:style>
    <style:style style:name="P25" style:family="paragraph" style:parent-style-name="Standard">
      <style:text-properties officeooo:rsid="001db27c" officeooo:paragraph-rsid="00207adc"/>
    </style:style>
    <style:style style:name="P26" style:family="paragraph" style:parent-style-name="Standard">
      <style:text-properties officeooo:rsid="00207adc" officeooo:paragraph-rsid="001e8b44"/>
    </style:style>
    <style:style style:name="P27" style:family="paragraph" style:parent-style-name="Standard">
      <style:text-properties style:text-position="0% 100%" officeooo:rsid="00207adc" officeooo:paragraph-rsid="00207adc"/>
    </style:style>
    <style:style style:name="P28" style:family="paragraph" style:parent-style-name="Standard">
      <style:paragraph-properties fo:margin-left="0.4925in" fo:margin-right="0in" fo:text-indent="0in" style:auto-text-indent="false"/>
      <style:text-properties officeooo:rsid="0015a547" officeooo:paragraph-rsid="00190f3c"/>
    </style:style>
    <style:style style:name="P29" style:family="paragraph" style:parent-style-name="Standard">
      <style:paragraph-properties fo:margin-left="0.4925in" fo:margin-right="0in" fo:text-indent="0in" style:auto-text-indent="false"/>
      <style:text-properties officeooo:rsid="001667d5" officeooo:paragraph-rsid="00197c66"/>
    </style:style>
    <style:style style:name="P30" style:family="paragraph" style:parent-style-name="Standard">
      <style:paragraph-properties fo:margin-left="0.4925in" fo:margin-right="0in" fo:text-indent="0in" style:auto-text-indent="false"/>
      <style:text-properties officeooo:rsid="00197c66" officeooo:paragraph-rsid="00197c66"/>
    </style:style>
    <style:style style:name="P31" style:family="paragraph" style:parent-style-name="Standard">
      <style:paragraph-properties fo:margin-left="0in" fo:margin-right="0in" fo:text-indent="0in" style:auto-text-indent="false"/>
      <style:text-properties officeooo:rsid="00197c66" officeooo:paragraph-rsid="00197c66"/>
    </style:style>
    <style:style style:name="P32" style:family="paragraph" style:parent-style-name="Standard">
      <style:paragraph-properties fo:margin-left="0in" fo:margin-right="0in" fo:text-indent="0in" style:auto-text-indent="false"/>
      <style:text-properties officeooo:rsid="001acf55" officeooo:paragraph-rsid="001acf55"/>
    </style:style>
    <style:style style:name="P33" style:family="paragraph" style:parent-style-name="Standard">
      <style:paragraph-properties fo:margin-left="0in" fo:margin-right="0in" fo:text-indent="0in" style:auto-text-indent="false"/>
      <style:text-properties officeooo:rsid="001b9dc1" officeooo:paragraph-rsid="001b9dc1"/>
    </style:style>
    <style:style style:name="P34" style:family="paragraph" style:parent-style-name="Standard">
      <style:paragraph-properties fo:margin-left="0in" fo:margin-right="0in" fo:text-indent="0in" style:auto-text-indent="false"/>
      <style:text-properties officeooo:rsid="001b9dc1" officeooo:paragraph-rsid="001bf7b9"/>
    </style:style>
    <style:style style:name="P35" style:family="paragraph" style:parent-style-name="Standard">
      <style:paragraph-properties fo:margin-left="0in" fo:margin-right="0in" fo:text-indent="0in" style:auto-text-indent="false"/>
      <style:text-properties officeooo:rsid="001667d5" officeooo:paragraph-rsid="001667d5"/>
    </style:style>
    <style:style style:name="P36" style:family="paragraph" style:parent-style-name="Standard">
      <style:paragraph-properties fo:margin-left="0in" fo:margin-right="0in" fo:text-indent="0in" style:auto-text-indent="false"/>
      <style:text-properties officeooo:rsid="001bf7b9" officeooo:paragraph-rsid="001bf7b9"/>
    </style:style>
    <style:style style:name="P37" style:family="paragraph" style:parent-style-name="Table_20_Contents">
      <style:text-properties officeooo:rsid="0015a547" officeooo:paragraph-rsid="0015a547"/>
    </style:style>
    <style:style style:name="P38" style:family="paragraph" style:parent-style-name="Table_20_Contents">
      <style:text-properties officeooo:rsid="0015a547" officeooo:paragraph-rsid="00177cf9"/>
    </style:style>
    <style:style style:name="P39" style:family="paragraph" style:parent-style-name="Table_20_Contents">
      <style:text-properties officeooo:rsid="00177cf9" officeooo:paragraph-rsid="00177cf9"/>
    </style:style>
    <style:style style:name="P40" style:family="paragraph" style:parent-style-name="Table_20_Contents">
      <style:text-properties officeooo:rsid="001b9dc1" officeooo:paragraph-rsid="001b9dc1"/>
    </style:style>
    <style:style style:name="P41" style:family="paragraph" style:parent-style-name="Table_20_Contents">
      <style:text-properties officeooo:rsid="001bf7b9" officeooo:paragraph-rsid="001bf7b9"/>
    </style:style>
    <style:style style:name="P42" style:family="paragraph">
      <loext:graphic-properties draw:fill="none"/>
    </style:style>
    <style:style style:name="P43" style:family="paragraph">
      <style:paragraph-properties fo:text-align="center"/>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sub 58%" fo:font-weight="normal" officeooo:rsid="00124137" style:font-weight-asian="normal" style:font-weight-complex="normal"/>
    </style:style>
    <style:style style:name="T4" style:family="text">
      <style:text-properties style:text-position="sub 58%" fo:font-weight="normal" officeooo:rsid="00124137" fo:background-color="#fff200" loext:char-shading-value="0" style:font-weight-asian="normal" style:font-weight-complex="normal"/>
    </style:style>
    <style:style style:name="T5" style:family="text">
      <style:text-properties style:text-position="sub 58%" style:font-name="Liberation Serif1" officeooo:rsid="0017a388"/>
    </style:style>
    <style:style style:name="T6" style:family="text">
      <style:text-properties style:text-position="sub 58%" style:font-name="Liberation Serif" fo:font-size="12pt" fo:font-style="normal" fo:font-weight="normal" officeooo:rsid="000e6534" style:font-size-asian="12pt" style:font-style-asian="normal" style:font-weight-asian="normal"/>
    </style:style>
    <style:style style:name="T7" style:family="text">
      <style:text-properties style:text-position="sub 58%" officeooo:rsid="001db27c"/>
    </style:style>
    <style:style style:name="T8" style:family="text">
      <style:text-properties style:text-position="sub 58%" officeooo:rsid="000e6534"/>
    </style:style>
    <style:style style:name="T9" style:family="text">
      <style:text-properties style:text-position="sub 58%" officeooo:rsid="001e8b44"/>
    </style:style>
    <style:style style:name="T10" style:family="text">
      <style:text-properties fo:font-weight="normal" style:font-weight-asian="normal" style:font-weight-complex="normal"/>
    </style:style>
    <style:style style:name="T11" style:family="text">
      <style:text-properties fo:font-weight="normal" officeooo:rsid="00809459" style:font-weight-asian="normal" style:font-weight-complex="normal"/>
    </style:style>
    <style:style style:name="T12" style:family="text">
      <style:text-properties fo:font-weight="normal" officeooo:rsid="00124137" style:font-weight-asian="normal" style:font-weight-complex="normal"/>
    </style:style>
    <style:style style:name="T13" style:family="text">
      <style:text-properties fo:font-weight="normal" officeooo:rsid="00130c78" style:font-weight-asian="normal" style:font-weight-complex="normal"/>
    </style:style>
    <style:style style:name="T14" style:family="text">
      <style:text-properties fo:font-weight="normal" fo:background-color="#fff200" loext:char-shading-value="0" style:font-weight-asian="normal" style:font-weight-complex="normal"/>
    </style:style>
    <style:style style:name="T15" style:family="text">
      <style:text-properties fo:font-weight="normal" officeooo:rsid="00124137" fo:background-color="#fff200" loext:char-shading-value="0" style:font-weight-asian="normal" style:font-weight-complex="normal"/>
    </style:style>
    <style:style style:name="T16" style:family="text">
      <style:text-properties officeooo:rsid="0087f186"/>
    </style:style>
    <style:style style:name="T17" style:family="text">
      <style:text-properties officeooo:rsid="0032790d"/>
    </style:style>
    <style:style style:name="T18" style:family="text">
      <style:text-properties fo:font-variant="normal" fo:text-transform="none" fo:color="#262626" style:font-name="Liberation Mono" fo:font-size="10pt" fo:letter-spacing="normal" fo:font-style="normal" officeooo:rsid="0071dcea" style:font-name-asian="Courier New" style:font-size-asian="10pt" style:font-name-complex="Liberation Mono" style:font-size-complex="10pt"/>
    </style:style>
    <style:style style:name="T19" style:family="text">
      <style:text-properties fo:font-variant="normal" fo:text-transform="none" fo:color="#262626" style:font-name="Liberation Mono" fo:font-size="10pt" fo:letter-spacing="normal" fo:font-style="normal" officeooo:rsid="0087f186" style:font-name-asian="Courier New" style:font-size-asian="10pt" style:font-name-complex="Liberation Mono" style:font-size-complex="10pt"/>
    </style:style>
    <style:style style:name="T20" style:family="text">
      <style:text-properties fo:font-variant="normal" fo:text-transform="none" fo:color="#262626" style:font-name="Liberation Mono" fo:font-size="10pt" fo:letter-spacing="normal" fo:font-style="normal" officeooo:rsid="000b5acd" style:font-name-asian="Courier New" style:font-size-asian="10pt" style:font-name-complex="Liberation Mono" style:font-size-complex="10pt"/>
    </style:style>
    <style:style style:name="T21" style:family="text">
      <style:text-properties fo:font-variant="normal" fo:text-transform="none" fo:color="#262626" style:font-name="Liberation Mono" fo:font-size="10pt" fo:letter-spacing="normal" fo:font-style="normal" officeooo:rsid="0011d3e6" style:font-name-asian="Courier New" style:font-size-asian="10pt" style:font-name-complex="Liberation Mono" style:font-size-complex="10pt"/>
    </style:style>
    <style:style style:name="T22" style:family="text">
      <style:text-properties officeooo:rsid="000e6534"/>
    </style:style>
    <style:style style:name="T23" style:family="text">
      <style:text-properties officeooo:rsid="000f5270"/>
    </style:style>
    <style:style style:name="T24" style:family="text">
      <style:text-properties officeooo:rsid="00108934"/>
    </style:style>
    <style:style style:name="T25" style:family="text">
      <style:text-properties officeooo:rsid="0011d3e6"/>
    </style:style>
    <style:style style:name="T26" style:family="text">
      <style:text-properties officeooo:rsid="0014468e"/>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5a547"/>
    </style:style>
    <style:style style:name="T29" style:family="text">
      <style:text-properties style:text-underline-style="none"/>
    </style:style>
    <style:style style:name="T30" style:family="text">
      <style:text-properties style:text-underline-style="none" officeooo:rsid="0015a547"/>
    </style:style>
    <style:style style:name="T31" style:family="text">
      <style:text-properties officeooo:rsid="0015a547"/>
    </style:style>
    <style:style style:name="T32" style:family="text">
      <style:text-properties officeooo:rsid="001667d5"/>
    </style:style>
    <style:style style:name="T33" style:family="text">
      <style:text-properties officeooo:rsid="00177cf9"/>
    </style:style>
    <style:style style:name="T34" style:family="text">
      <style:text-properties officeooo:rsid="0014468e" fo:background-color="#fff200" loext:char-shading-value="0"/>
    </style:style>
    <style:style style:name="T35" style:family="text">
      <style:text-properties fo:background-color="#fff200" loext:char-shading-value="0"/>
    </style:style>
    <style:style style:name="T36" style:family="text">
      <style:text-properties style:font-name="Liberation Serif1"/>
    </style:style>
    <style:style style:name="T37" style:family="text">
      <style:text-properties style:font-name="Liberation Serif1" officeooo:rsid="0017a388"/>
    </style:style>
    <style:style style:name="T38" style:family="text">
      <style:text-properties style:font-name="Liberation Serif1" style:font-name-asian="Noto Sans CJK SC Regular" style:font-name-complex="Lohit Devanagari"/>
    </style:style>
    <style:style style:name="T39" style:family="text">
      <style:text-properties style:font-name="Liberation Serif1" officeooo:rsid="001bf7b9" style:font-name-asian="Noto Sans CJK SC Regular" style:font-name-complex="Lohit Devanagari"/>
    </style:style>
    <style:style style:name="T40" style:family="text">
      <style:text-properties style:font-name="Liberation Serif"/>
    </style:style>
    <style:style style:name="T41" style:family="text">
      <style:text-properties style:font-name="Liberation Serif" fo:font-size="12pt" fo:font-style="normal" fo:font-weight="normal" style:font-size-asian="12pt" style:font-style-asian="normal" style:font-weight-asian="normal"/>
    </style:style>
    <style:style style:name="T42" style:family="text">
      <style:text-properties style:font-name="Liberation Serif" fo:font-size="12pt" fo:font-style="normal" fo:font-weight="normal" officeooo:rsid="001bf7b9" style:font-size-asian="12pt" style:font-style-asian="normal" style:font-weight-asian="normal"/>
    </style:style>
    <style:style style:name="T43" style:family="text">
      <style:text-properties style:font-name="Liberation Serif" fo:font-size="12pt" fo:font-style="normal" fo:font-weight="normal" officeooo:rsid="000e6534" style:font-size-asian="12pt" style:font-style-asian="normal" style:font-weight-asian="normal"/>
    </style:style>
    <style:style style:name="T44" style:family="text">
      <style:text-properties officeooo:rsid="0017a388"/>
    </style:style>
    <style:style style:name="T45" style:family="text">
      <style:text-properties officeooo:rsid="00190f3c"/>
    </style:style>
    <style:style style:name="T46" style:family="text">
      <style:text-properties officeooo:rsid="001acf55"/>
    </style:style>
    <style:style style:name="T47" style:family="text">
      <style:text-properties officeooo:rsid="001b9dc1"/>
    </style:style>
    <style:style style:name="T48" style:family="text">
      <style:text-properties officeooo:rsid="001bf7b9"/>
    </style:style>
    <style:style style:name="T49" style:family="text">
      <style:text-properties style:text-position="-35% 100%"/>
    </style:style>
    <style:style style:name="T50" style:family="text">
      <style:text-properties style:text-position="-35% 100%" officeooo:rsid="001bf7b9"/>
    </style:style>
    <style:style style:name="T51" style:family="text">
      <style:text-properties style:text-position="-35% 100%" officeooo:rsid="000e6534"/>
    </style:style>
    <style:style style:name="T52" style:family="text">
      <style:text-properties style:text-position="-35% 100%" officeooo:rsid="001db27c"/>
    </style:style>
    <style:style style:name="T53" style:family="text">
      <style:text-properties style:text-position="0% 100%"/>
    </style:style>
    <style:style style:name="T54" style:family="text">
      <style:text-properties style:text-position="0% 100%" officeooo:rsid="000e6534"/>
    </style:style>
    <style:style style:name="T55" style:family="text">
      <style:text-properties style:text-position="0% 100%" officeooo:rsid="001db27c"/>
    </style:style>
    <style:style style:name="T56" style:family="text">
      <style:text-properties style:text-position="0% 100%" officeooo:rsid="001bf7b9"/>
    </style:style>
    <style:style style:name="T57" style:family="text">
      <style:text-properties style:text-position="0% 100%" style:font-name="Liberation Serif" fo:font-size="12pt" fo:font-style="normal" fo:font-weight="normal" officeooo:rsid="001db27c" style:font-size-asian="12pt" style:font-style-asian="normal" style:font-weight-asian="normal"/>
    </style:style>
    <style:style style:name="T58" style:family="text">
      <style:text-properties style:text-position="0% 100%" style:font-name="Liberation Serif" fo:font-size="12pt" fo:font-style="normal" fo:font-weight="normal" officeooo:rsid="000e6534" style:font-size-asian="12pt" style:font-style-asian="normal" style:font-weight-asian="normal"/>
    </style:style>
    <style:style style:name="T59" style:family="text">
      <style:text-properties style:text-position="0% 100%" officeooo:rsid="001e8b44"/>
    </style:style>
    <style:style style:name="T60" style:family="text">
      <style:text-properties officeooo:rsid="001e8b44"/>
    </style:style>
    <style:style style:name="T61" style:family="text">
      <style:text-properties style:text-position="-33% 58%"/>
    </style:style>
    <style:style style:name="gr1" style:family="graphic">
      <style:graphic-properties draw:fill="none" draw:textarea-horizontal-align="justify" draw:textarea-vertical-align="middle" draw:auto-grow-height="false" fo:min-height="0.2311in" fo:min-width="0.2311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draw:fill="none" draw:textarea-horizontal-align="justify" draw:textarea-vertical-align="middle" draw:auto-grow-height="false" fo:min-height="0.2311in" fo:min-width="0.2311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text:span text:style-name="T16">29</text:span>/5<text:span text:style-name="T16">29</text:span></text:p>
      <text:p text:style-name="P2">Introduction to Machine Learning.</text:p>
      <text:p text:style-name="P1">Cenek. <text:span text:style-name="T16">Fall </text:span>20<text:span text:style-name="T16">20</text:span></text:p>
      <text:p text:style-name="P3"><text:span text:style-name="T17">Week 10 </text:span>Lab <text:span text:style-name="T25">7</text:span> – <text:span text:style-name="T25">Probabilistic ML.</text:span></text:p>
      <text:p text:style-name="P3"><text:span text:style-name="Source_20_Text"><text:span text:style-name="T18">Due: </text:span></text:span><text:span text:style-name="Source_20_Text"><text:span text:style-name="T20">11</text:span></text:span><text:span text:style-name="Source_20_Text"><text:span text:style-name="T19">/</text:span></text:span><text:span text:style-name="Source_20_Text"><text:span text:style-name="T21">8</text:span></text:span><text:span text:style-name="Source_20_Text"><text:span text:style-name="T19">/2020 NLT Midnight</text:span></text:span></text:p>
      <text:p text:style-name="P3"/>
      <text:p text:style-name="P3"/>
      <text:p text:style-name="P4">NAMES:_____________________________________________________________________________</text:p>
      <text:p text:style-name="P5"/>
      <text:p text:style-name="P6"><text:span text:style-name="T11">I</text:span><text:span text:style-name="T10">n this lab, you will solve several problems using probabilistic machine learning models. </text:span></text:p>
      <text:p text:style-name="P6"><text:span text:style-name="T10"/></text:p>
      <text:p text:style-name="P6"><text:span text:style-name="T10">1. Simple statistics using priors and Bayes rule.</text:span></text:p>
      <text:p text:style-name="P6"><text:span text:style-name="T10"/></text:p>
      <text:p text:style-name="P7"><text:span text:style-name="T10">In the CS department, the ration of students who get internship before graduating and those who don’t is about 62 and 38 percent. As many students in the </text:span><text:span text:style-name="T12">CS </text:span><text:span text:style-name="T10">department don’t have a job while they go to school, the number of students </text:span><text:span text:style-name="T12">who don’t have an internship but have a </text:span><text:span text:style-name="T10">job is pretty small, only 12 percent. </text:span><text:span text:style-name="T12">We randomly asked </text:span><text:span text:style-name="T13">Pluto, </text:span><text:span text:style-name="T12">a CS student</text:span><text:span text:style-name="T13">,</text:span><text:span text:style-name="T12"> if </text:span><text:span text:style-name="T13">he </text:span><text:span text:style-name="T12">had a job. The answer was no. What is the probability that </text:span><text:span text:style-name="T13">Pluto </text:span><text:span text:style-name="T12">has an internship?</text:span></text:p>
      <text:p text:style-name="P6"><text:span text:style-name="T12"/></text:p>
      <text:p text:style-name="P8"><text:span text:style-name="T10">h</text:span><text:span text:style-name="T2">1</text:span><text:span text:style-name="T10"> = Student has internship</text:span></text:p>
      <text:p text:style-name="P8"><text:span text:style-name="T10">h</text:span><text:span text:style-name="T2">2</text:span><text:span text:style-name="T10"> = Student does not have internship</text:span></text:p>
      <text:p text:style-name="P9"><text:span text:style-name="T12">D </text:span><text:span text:style-name="T10">= Pluto does not have a job</text:span></text:p>
      <text:p text:style-name="P9"><text:span text:style-name="T10"/></text:p>
      <text:p text:style-name="P9"><text:span text:style-name="T10">P( </text:span><text:span text:style-name="T12">h</text:span><text:span text:style-name="T3">1 </text:span><text:span text:style-name="T10">) = </text:span></text:p>
      <text:p text:style-name="P9"><text:span text:style-name="T10">P( </text:span><text:span text:style-name="T12">h</text:span><text:span text:style-name="T2">2 </text:span>) = </text:p>
      <text:p text:style-name="P9"/>
      <text:p text:style-name="P9">P( D | <text:span text:style-name="T12">h</text:span><text:span text:style-name="T3">1 </text:span>) = </text:p>
      <text:p text:style-name="P9">P( D | <text:span text:style-name="T12">h</text:span><text:span text:style-name="T2">2 </text:span>) =</text:p>
      <text:p text:style-name="P9"/>
      <text:p text:style-name="P9">P( D ) =</text:p>
      <text:p text:style-name="P9"/>
      <text:p text:style-name="P10">P( <text:span text:style-name="T12">h</text:span><text:span text:style-name="T3">1 </text:span>| D) =</text:p>
      <text:p text:style-name="P9"/>
      <text:p text:style-name="P9"/>
      <text:p text:style-name="P9"/>
      <text:p text:style-name="P9">2. Naive Bayes Classi<text:span text:style-name="T26">fier.</text:span></text:p>
      <text:p text:style-name="P15">The following data was collected about a race car driver Piggie. Piggie’s <text:span text:style-name="T31">P</text:span>erformance on the race track was rated as either <text:span text:style-name="T27">fast</text:span> or <text:span text:style-name="T27">slow</text:span> based on the different observations. The observations were made over several days and include <text:span text:style-name="T31">the status of her race engine: </text:span>CarEngine being <text:span text:style-name="T27">warm</text:span> or <text:span text:style-name="T27">cold</text:span><text:span text:style-name="T29">, </text:span><text:span text:style-name="T30">weather he took the race course practice runs: CoursePractice being </text:span><text:span text:style-name="T28">yes</text:span><text:span text:style-name="T30"> or </text:span><text:span text:style-name="T28">no</text:span><text:span text:style-name="T30">, and the current condition of the race track: Condition being </text:span><text:span text:style-name="T28">dry</text:span><text:span text:style-name="T30"> or </text:span><text:span text:style-name="T28">wet</text:span><text:span text:style-name="T30">.</text:span></text:p>
      <text:p text:style-name="P15"/>
      <text:p text:style-name="P16">Train a simple Naive Bayes Classifier that is trained on the following data and classify an unknown data point. The unknown datapoint are observations made about Piggy and the classification will be if she will be fast or slow on the track. </text:p>
      <text:p text:style-name="P16"/>
      <text:p text:style-name="P16">Training Data</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Observation</text:p>
          </table:table-cell>
          <table:table-cell table:style-name="Table1.A1" office:value-type="string">
            <text:p text:style-name="P37">CarEngine</text:p>
          </table:table-cell>
          <table:table-cell table:style-name="Table1.A1" office:value-type="string">
            <text:p text:style-name="P37">CoursePractice</text:p>
          </table:table-cell>
          <table:table-cell table:style-name="Table1.A1" office:value-type="string">
            <text:p text:style-name="P37">Condition</text:p>
          </table:table-cell>
          <table:table-cell table:style-name="Table1.E1" office:value-type="string">
            <text:p text:style-name="P37">Performance</text:p>
          </table:table-cell>
        </table:table-row>
        <table:table-row>
          <table:table-cell table:style-name="Table1.A2" office:value-type="string">
            <text:p text:style-name="P37">1</text:p>
          </table:table-cell>
          <table:table-cell table:style-name="Table1.A2" office:value-type="string">
            <text:p text:style-name="P37">Cold</text:p>
          </table:table-cell>
          <table:table-cell table:style-name="Table1.A2" office:value-type="string">
            <text:p text:style-name="P37">Yes</text:p>
          </table:table-cell>
          <table:table-cell table:style-name="Table1.A2" office:value-type="string">
            <text:p text:style-name="P37">Wet</text:p>
          </table:table-cell>
          <table:table-cell table:style-name="Table1.E2" office:value-type="string">
            <text:p text:style-name="P37">Slow</text:p>
          </table:table-cell>
        </table:table-row>
        <text:soft-page-break/>
        <table:table-row>
          <table:table-cell table:style-name="Table1.A2" office:value-type="string">
            <text:p text:style-name="P37">2</text:p>
          </table:table-cell>
          <table:table-cell table:style-name="Table1.A2" office:value-type="string">
            <text:p text:style-name="P37">Warm</text:p>
          </table:table-cell>
          <table:table-cell table:style-name="Table1.A2" office:value-type="string">
            <text:p text:style-name="P37">Yes</text:p>
          </table:table-cell>
          <table:table-cell table:style-name="Table1.A2" office:value-type="string">
            <text:p text:style-name="P37">Dry</text:p>
          </table:table-cell>
          <table:table-cell table:style-name="Table1.E2" office:value-type="string">
            <text:p text:style-name="P37">Fast</text:p>
          </table:table-cell>
        </table:table-row>
        <table:table-row>
          <table:table-cell table:style-name="Table1.A2" office:value-type="string">
            <text:p text:style-name="P37">3</text:p>
          </table:table-cell>
          <table:table-cell table:style-name="Table1.A2" office:value-type="string">
            <text:p text:style-name="P37">Warm</text:p>
          </table:table-cell>
          <table:table-cell table:style-name="Table1.A2" office:value-type="string">
            <text:p text:style-name="P37">No</text:p>
          </table:table-cell>
          <table:table-cell table:style-name="Table1.A2" office:value-type="string">
            <text:p text:style-name="P37">Dry</text:p>
          </table:table-cell>
          <table:table-cell table:style-name="Table1.E2" office:value-type="string">
            <text:p text:style-name="P37">Fast</text:p>
          </table:table-cell>
        </table:table-row>
        <table:table-row>
          <table:table-cell table:style-name="Table1.A2" office:value-type="string">
            <text:p text:style-name="P37">4</text:p>
          </table:table-cell>
          <table:table-cell table:style-name="Table1.A2" office:value-type="string">
            <text:p text:style-name="P37">Warm</text:p>
          </table:table-cell>
          <table:table-cell table:style-name="Table1.A2" office:value-type="string">
            <text:p text:style-name="P37">Yes</text:p>
          </table:table-cell>
          <table:table-cell table:style-name="Table1.A2" office:value-type="string">
            <text:p text:style-name="P37">Dry</text:p>
          </table:table-cell>
          <table:table-cell table:style-name="Table1.E2" office:value-type="string">
            <text:p text:style-name="P37">Fast</text:p>
          </table:table-cell>
        </table:table-row>
        <table:table-row>
          <table:table-cell table:style-name="Table1.A2" office:value-type="string">
            <text:p text:style-name="P37">5</text:p>
          </table:table-cell>
          <table:table-cell table:style-name="Table1.A2" office:value-type="string">
            <text:p text:style-name="P37">Warm</text:p>
          </table:table-cell>
          <table:table-cell table:style-name="Table1.A2" office:value-type="string">
            <text:p text:style-name="P37">No</text:p>
          </table:table-cell>
          <table:table-cell table:style-name="Table1.A2" office:value-type="string">
            <text:p text:style-name="P37">Dry</text:p>
          </table:table-cell>
          <table:table-cell table:style-name="Table1.E2" office:value-type="string">
            <text:p text:style-name="P37">Fast</text:p>
          </table:table-cell>
        </table:table-row>
        <table:table-row>
          <table:table-cell table:style-name="Table1.A2" office:value-type="string">
            <text:p text:style-name="P37">6</text:p>
          </table:table-cell>
          <table:table-cell table:style-name="Table1.A2" office:value-type="string">
            <text:p text:style-name="P37">Cold</text:p>
          </table:table-cell>
          <table:table-cell table:style-name="Table1.A2" office:value-type="string">
            <text:p text:style-name="P37">No</text:p>
          </table:table-cell>
          <table:table-cell table:style-name="Table1.A2" office:value-type="string">
            <text:p text:style-name="P37">Wet</text:p>
          </table:table-cell>
          <table:table-cell table:style-name="Table1.E2" office:value-type="string">
            <text:p text:style-name="P37">Slow</text:p>
          </table:table-cell>
        </table:table-row>
      </table:table>
      <text:p text:style-name="P16"><text:s text:c="2"/></text:p>
      <text:p text:style-name="P16">The following observations was made, what will be Piggie’s performance?</text:p>
      <text:p text:style-name="P16"/>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X1</text:p>
          </table:table-cell>
          <table:table-cell table:style-name="Table2.A1" office:value-type="string">
            <text:p text:style-name="P37">Warm</text:p>
          </table:table-cell>
          <table:table-cell table:style-name="Table2.A1" office:value-type="string">
            <text:p text:style-name="P37">Yes</text:p>
          </table:table-cell>
          <table:table-cell table:style-name="Table2.A1" office:value-type="string">
            <text:p text:style-name="P37">Wet</text:p>
          </table:table-cell>
          <table:table-cell table:style-name="Table2.E1" office:value-type="string">
            <text:p text:style-name="P37">?</text:p>
          </table:table-cell>
        </table:table-row>
        <table:table-row>
          <table:table-cell table:style-name="Table2.A2" office:value-type="string">
            <text:p text:style-name="P37">X2</text:p>
          </table:table-cell>
          <table:table-cell table:style-name="Table2.A2" office:value-type="string">
            <text:p text:style-name="P37">Cold</text:p>
          </table:table-cell>
          <table:table-cell table:style-name="Table2.A2" office:value-type="string">
            <text:p text:style-name="P37">No</text:p>
          </table:table-cell>
          <table:table-cell table:style-name="Table2.A2" office:value-type="string">
            <text:p text:style-name="P37">Wet</text:p>
          </table:table-cell>
          <table:table-cell table:style-name="Table2.E2" office:value-type="string">
            <text:p text:style-name="P37">?</text:p>
          </table:table-cell>
        </table:table-row>
      </table:table>
      <text:p text:style-name="P12"/>
      <text:p text:style-name="P16">Please show your intermediate calculations you had to do to calculate the classification of the X1 and X2 datapoints. <text:span text:style-name="T32">Please clearly label your calculations such as P(CarEngine = cold | fast) = ...</text:span></text:p>
      <text:p text:style-name="P16"/>
      <text:p text:style-name="P16"/>
      <text:p text:style-name="P16"/>
      <text:p text:style-name="P18">P(X1 = fast) = </text:p>
      <text:p text:style-name="P18">P(X1 = slow) = </text:p>
      <text:p text:style-name="P18"/>
      <text:p text:style-name="P18">P(X2 = fast) = </text:p>
      <text:p text:style-name="P18">P(X2 = slow) = </text:p>
      <text:p text:style-name="P16"/>
      <text:p text:style-name="P18">Please don’t forget to write your answers into the table 2 as either Slow or Fast.</text:p>
      <text:p text:style-name="P18"/>
      <text:p text:style-name="P18">3. Gaussian Naive Classifier.</text:p>
      <text:p text:style-name="P18">Dealing with categorical data in question 1 was pretty easy, but we did not want limit ourselves to binary observations. We asked the race track staff to record accurate data about the observations and use a ternary performance label: fast, slow and medium.</text:p>
      <text:p text:style-name="P18"><text:span text:style-name="T33">The f</text:span>ollowing is information about <text:span text:style-name="T33">Goofy’s observation and performance. Notice that the observed data in each column was normalized to 0-1 range:</text:span></text:p>
      <text:p text:style-name="P17"/>
      <text:p text:style-name="P17">Training Data</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8">Observation</text:p>
          </table:table-cell>
          <table:table-cell table:style-name="Table3.A1" office:value-type="string">
            <text:p text:style-name="P38"><text:span text:style-name="T44">f1=</text:span>CarEngine<text:span text:style-name="T33">(temp)</text:span></text:p>
          </table:table-cell>
          <table:table-cell table:style-name="Table3.A1" office:value-type="string">
            <text:p text:style-name="P38"><text:span text:style-name="T44">f2=</text:span>CoursePractice<text:span text:style-name="T33">(time)</text:span></text:p>
          </table:table-cell>
          <table:table-cell table:style-name="Table3.A1" office:value-type="string">
            <text:p text:style-name="P38"><text:span text:style-name="T44">f3=</text:span>Condition<text:span text:style-name="T33">(%)</text:span></text:p>
          </table:table-cell>
          <table:table-cell table:style-name="Table3.E1" office:value-type="string">
            <text:p text:style-name="P38"><text:span text:style-name="T44">R=</text:span>Performance</text:p>
          </table:table-cell>
        </table:table-row>
        <table:table-row>
          <table:table-cell table:style-name="Table3.A2" office:value-type="string">
            <text:p text:style-name="P38">1</text:p>
          </table:table-cell>
          <table:table-cell table:style-name="Table3.A2" office:value-type="string">
            <text:p text:style-name="P38">.<text:span text:style-name="T33">3</text:span></text:p>
          </table:table-cell>
          <table:table-cell table:style-name="Table3.A2" office:value-type="string">
            <text:p text:style-name="P39">.6</text:p>
          </table:table-cell>
          <table:table-cell table:style-name="Table3.A2" office:value-type="string">
            <text:p text:style-name="P38">.<text:span text:style-name="T33">2</text:span></text:p>
          </table:table-cell>
          <table:table-cell table:style-name="Table3.E2" office:value-type="string">
            <text:p text:style-name="P38">Slow</text:p>
          </table:table-cell>
        </table:table-row>
        <table:table-row>
          <table:table-cell table:style-name="Table3.A2" office:value-type="string">
            <text:p text:style-name="P38">2</text:p>
          </table:table-cell>
          <table:table-cell table:style-name="Table3.A2" office:value-type="string">
            <text:p text:style-name="P38">.<text:span text:style-name="T33">2</text:span></text:p>
          </table:table-cell>
          <table:table-cell table:style-name="Table3.A2" office:value-type="string">
            <text:p text:style-name="P38">.<text:span text:style-name="T33">4</text:span></text:p>
          </table:table-cell>
          <table:table-cell table:style-name="Table3.A2" office:value-type="string">
            <text:p text:style-name="P38">.<text:span text:style-name="T33">4</text:span></text:p>
          </table:table-cell>
          <table:table-cell table:style-name="Table3.E2" office:value-type="string">
            <text:p text:style-name="P38">Fast</text:p>
          </table:table-cell>
        </table:table-row>
        <table:table-row>
          <table:table-cell table:style-name="Table3.A2" office:value-type="string">
            <text:p text:style-name="P38">3</text:p>
          </table:table-cell>
          <table:table-cell table:style-name="Table3.A2" office:value-type="string">
            <text:p text:style-name="P38">.<text:span text:style-name="T33">4</text:span></text:p>
          </table:table-cell>
          <table:table-cell table:style-name="Table3.A2" office:value-type="string">
            <text:p text:style-name="P38">.<text:span text:style-name="T33">9</text:span></text:p>
          </table:table-cell>
          <table:table-cell table:style-name="Table3.A2" office:value-type="string">
            <text:p text:style-name="P38">.<text:span text:style-name="T33">6</text:span></text:p>
          </table:table-cell>
          <table:table-cell table:style-name="Table3.E2" office:value-type="string">
            <text:p text:style-name="P39">Medium</text:p>
          </table:table-cell>
        </table:table-row>
        <table:table-row>
          <table:table-cell table:style-name="Table3.A2" office:value-type="string">
            <text:p text:style-name="P38">4</text:p>
          </table:table-cell>
          <table:table-cell table:style-name="Table3.A2" office:value-type="string">
            <text:p text:style-name="P38">.<text:span text:style-name="T33">2</text:span></text:p>
          </table:table-cell>
          <table:table-cell table:style-name="Table3.A2" office:value-type="string">
            <text:p text:style-name="P38">.<text:span text:style-name="T33">8</text:span></text:p>
          </table:table-cell>
          <table:table-cell table:style-name="Table3.A2" office:value-type="string">
            <text:p text:style-name="P38">.<text:span text:style-name="T33">9</text:span></text:p>
          </table:table-cell>
          <table:table-cell table:style-name="Table3.E2" office:value-type="string">
            <text:p text:style-name="P39">Medium</text:p>
          </table:table-cell>
        </table:table-row>
        <table:table-row>
          <table:table-cell table:style-name="Table3.A2" office:value-type="string">
            <text:p text:style-name="P38">5</text:p>
          </table:table-cell>
          <table:table-cell table:style-name="Table3.A2" office:value-type="string">
            <text:p text:style-name="P38">.<text:span text:style-name="T33">9</text:span></text:p>
          </table:table-cell>
          <table:table-cell table:style-name="Table3.A2" office:value-type="string">
            <text:p text:style-name="P38">.<text:span text:style-name="T33">4</text:span></text:p>
          </table:table-cell>
          <table:table-cell table:style-name="Table3.A2" office:value-type="string">
            <text:p text:style-name="P38">.<text:span text:style-name="T33">8</text:span></text:p>
          </table:table-cell>
          <table:table-cell table:style-name="Table3.E2" office:value-type="string">
            <text:p text:style-name="P38">Fast</text:p>
          </table:table-cell>
        </table:table-row>
        <table:table-row>
          <table:table-cell table:style-name="Table3.A2" office:value-type="string">
            <text:p text:style-name="P38">6</text:p>
          </table:table-cell>
          <table:table-cell table:style-name="Table3.A2" office:value-type="string">
            <text:p text:style-name="P38">.<text:span text:style-name="T33">4</text:span></text:p>
          </table:table-cell>
          <table:table-cell table:style-name="Table3.A2" office:value-type="string">
            <text:p text:style-name="P38">.<text:span text:style-name="T33">1</text:span></text:p>
          </table:table-cell>
          <table:table-cell table:style-name="Table3.A2" office:value-type="string">
            <text:p text:style-name="P38">.<text:span text:style-name="T33">7</text:span></text:p>
          </table:table-cell>
          <table:table-cell table:style-name="Table3.E2" office:value-type="string">
            <text:p text:style-name="P38">Slow</text:p>
          </table:table-cell>
        </table:table-row>
      </table:table>
      <text:p text:style-name="P19">a.)</text:p>
      <text:p text:style-name="P20"><text:span text:style-name="T44">T</text:span>rain <text:span text:style-name="T44">a Gaussian Bayes Classifier </text:span>on the above data and calculate the <text:span text:style-name="T36">μ</text:span><text:span text:style-name="T40"> </text:span><text:span text:style-name="T36">σ Gaussian parameters for all three performance labels (Fast, Medium, Slow). Also calculate the probability of each performance </text:span><text:soft-page-break/><text:span text:style-name="T36">label occurring in the data. </text:span><text:span text:style-name="T37">You should have calculated values for the following parameters: </text:span><text:span text:style-name="T36">μ</text:span><text:span text:style-name="T5">f1, fast</text:span><text:span text:style-name="T40">, </text:span><text:span text:style-name="T36">σ</text:span><text:span text:style-name="T5">f1, fast</text:span><text:span text:style-name="T37">, </text:span><text:span text:style-name="T36">μ</text:span><text:span text:style-name="T5">f1, medium</text:span><text:span text:style-name="T40">, </text:span><text:span text:style-name="T36">σ</text:span><text:span text:style-name="T5">f1, medium</text:span><text:span text:style-name="T37">, </text:span><text:span text:style-name="T36">μ</text:span><text:span text:style-name="T5">f1, slow</text:span><text:span text:style-name="T40">, </text:span><text:span text:style-name="T36">σ</text:span><text:span text:style-name="T5">f1, slow</text:span><text:span text:style-name="T37">, </text:span><text:span text:style-name="T36">μ</text:span><text:span text:style-name="T5">f2, fast</text:span><text:span text:style-name="T40">, </text:span><text:span text:style-name="T36">σ</text:span><text:span text:style-name="T5">f2, fast</text:span><text:span text:style-name="T37">, </text:span><text:span text:style-name="T36">μ</text:span><text:span text:style-name="T5">f2, medium</text:span><text:span text:style-name="T40">, </text:span><text:span text:style-name="T36">σ</text:span><text:span text:style-name="T5">f2, medium</text:span><text:span text:style-name="T37">, </text:span><text:span text:style-name="T36">μ</text:span><text:span text:style-name="T5">f2, slow</text:span><text:span text:style-name="T40">, </text:span><text:span text:style-name="T36">σ</text:span><text:span text:style-name="T5">f2, slow</text:span><text:span text:style-name="T37">, </text:span><text:span text:style-name="T36">μ</text:span><text:span text:style-name="T5">f3, fast</text:span><text:span text:style-name="T40">, </text:span><text:span text:style-name="T36">σ</text:span><text:span text:style-name="T5">f3, fast</text:span><text:span text:style-name="T37">, </text:span><text:span text:style-name="T36">μ</text:span><text:span text:style-name="T5">f3, medium</text:span><text:span text:style-name="T40">, </text:span><text:span text:style-name="T36">σ</text:span><text:span text:style-name="T5">f3, medium</text:span><text:span text:style-name="T37">, </text:span><text:span text:style-name="T36">μ</text:span><text:span text:style-name="T5">f3, slow</text:span><text:span text:style-name="T40">, </text:span><text:span text:style-name="T36">σ</text:span><text:span text:style-name="T5">f3, slow</text:span><text:span text:style-name="T37">, P(R=slow), P(R=medium), P(R=slow). </text:span><text:span text:style-name="T36"><text:s/></text:span></text:p>
      <text:p text:style-name="P20"><text:span text:style-name="T37">P</text:span><text:span text:style-name="T36">lease show your work.</text:span></text:p>
      <text:p text:style-name="P19"><text:span text:style-name="T36"/></text:p>
      <text:p text:style-name="P19"><text:span text:style-name="T36"/></text:p>
      <text:p text:style-name="P19"><text:span text:style-name="T36">b.) A new data of Goofy’s performance came in. </text:span><text:span text:style-name="T37">What should be his performance on the track? Calculate the probability each label being assigned to the unknown measurements X1 and X2</text:span></text:p>
      <text:p text:style-name="P1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8">X1</text:p>
          </table:table-cell>
          <table:table-cell table:style-name="Table4.A1" office:value-type="string">
            <text:p text:style-name="P38">.<text:span text:style-name="T33">2</text:span></text:p>
          </table:table-cell>
          <table:table-cell table:style-name="Table4.A1" office:value-type="string">
            <text:p text:style-name="P38">.<text:span text:style-name="T33">9</text:span></text:p>
          </table:table-cell>
          <table:table-cell table:style-name="Table4.A1" office:value-type="string">
            <text:p text:style-name="P38"><text:span text:style-name="T33">.9</text:span></text:p>
          </table:table-cell>
          <table:table-cell table:style-name="Table4.E1" office:value-type="string">
            <text:p text:style-name="P38">?</text:p>
          </table:table-cell>
        </table:table-row>
        <table:table-row>
          <table:table-cell table:style-name="Table4.A2" office:value-type="string">
            <text:p text:style-name="P38">X2</text:p>
          </table:table-cell>
          <table:table-cell table:style-name="Table4.A2" office:value-type="string">
            <text:p text:style-name="P38">.<text:span text:style-name="T44">3</text:span></text:p>
          </table:table-cell>
          <table:table-cell table:style-name="Table4.A2" office:value-type="string">
            <text:p text:style-name="P38">.<text:span text:style-name="T44">1</text:span></text:p>
          </table:table-cell>
          <table:table-cell table:style-name="Table4.A2" office:value-type="string">
            <text:p text:style-name="P38">.<text:span text:style-name="T44">2</text:span></text:p>
          </table:table-cell>
          <table:table-cell table:style-name="Table4.E2" office:value-type="string">
            <text:p text:style-name="P38">?</text:p>
          </table:table-cell>
        </table:table-row>
      </table:table>
      <text:p text:style-name="P13"/>
      <text:p text:style-name="P28"><text:span text:style-name="T44">i. Now, use the model you trained in the above step. 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 </text:span></text:p>
      <text:p text:style-name="P18"/>
      <text:p text:style-name="P18"/>
      <text:p text:style-name="P29"><text:span text:style-name="T45">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span></text:p>
      <text:p text:style-name="P30">Please show your work.</text:p>
      <text:p text:style-name="P30"/>
      <text:p text:style-name="P30"/>
      <text:p text:style-name="P31">4. <text:span text:style-name="T46">Hidden Markov Models.</text:span></text:p>
      <text:p text:style-name="P32">Let’s simplify one of the lecture examples of a Mars Rover and build a hidden Markov model that will detect if the UPRover is moving or not. The UPRover, has only two sensors <text:span text:style-name="T48">(S) </text:span>one on each side <text:span text:style-name="T48">of its body</text:span>. Please note that the sensors might not be reporting correctly and the sensor value reported is the raw voltage not velocity. The UPRover <text:span text:style-name="T47">is autonomous and </text:span>does not have a camera, <text:span text:style-name="T47">so there is no way to manually check if the rover is moving or not.</text:span></text:p>
      <text:p text:style-name="P32"/>
      <text:p text:style-name="P33">Before we let he rover roam, we collected some basic statistics.</text:p>
      <text:p text:style-name="P33">P(A= <text:s text:c="2"/>moving) = 0.95</text:p>
      <text:p text:style-name="P33">P(A=<text:span text:style-name="T38">¬ moving) = 0.05</text:span></text:p>
      <text:p text:style-name="P33"><text:span text:style-name="T38"/></text:p>
      <table:table table:name="Table5" table:style-name="Table5">
        <table:table-column table:style-name="Table5.A"/>
        <table:table-column table:style-name="Table5.B"/>
        <table:table-column table:style-name="Table5.C"/>
        <table:table-row>
          <table:table-cell table:style-name="Table5.A1" office:value-type="string">
            <text:p text:style-name="P40">Transitions</text:p>
          </table:table-cell>
          <table:table-cell table:style-name="Table5.A1" office:value-type="string">
            <text:p text:style-name="P33">P(A= <text:s text:c="2"/>moving)</text:p>
          </table:table-cell>
          <table:table-cell table:style-name="Table5.C1" office:value-type="string">
            <text:p text:style-name="P33">P(A=<text:span text:style-name="T38">¬ moving)</text:span></text:p>
          </table:table-cell>
        </table:table-row>
        <table:table-row>
          <table:table-cell table:style-name="Table5.A2" office:value-type="string">
            <text:p text:style-name="P33">P(A= <text:s text:c="2"/>moving)</text:p>
          </table:table-cell>
          <table:table-cell table:style-name="Table5.A2" office:value-type="string">
            <text:p text:style-name="P40">0.92</text:p>
          </table:table-cell>
          <table:table-cell table:style-name="Table5.C2" office:value-type="string">
            <text:p text:style-name="P40">0.34</text:p>
          </table:table-cell>
        </table:table-row>
        <table:table-row>
          <table:table-cell table:style-name="Table5.A2" office:value-type="string">
            <text:p text:style-name="P33">P(A=<text:span text:style-name="T38">¬ moving)</text:span></text:p>
          </table:table-cell>
          <table:table-cell table:style-name="Table5.A2" office:value-type="string">
            <text:p text:style-name="P40">0.08</text:p>
          </table:table-cell>
          <table:table-cell table:style-name="Table5.C2" office:value-type="string">
            <text:p text:style-name="P40">0.66</text:p>
          </table:table-cell>
        </table:table-row>
      </table:table>
      <text:p text:style-name="P33"><text:span text:style-name="T38"/></text:p>
      <text:p text:style-name="P33"><text:span text:style-name="T38">Measured observations about the two on-board sensors P(X|</text:span><text:span text:style-name="T39">S</text:span><text:span text:style-name="T38">): </text:span></text:p>
      <table:table table:name="Table6" table:style-name="Table6">
        <table:table-column table:style-name="Table6.A"/>
        <table:table-column table:style-name="Table6.B"/>
        <table:table-column table:style-name="Table6.C"/>
        <table:table-row>
          <table:table-cell table:style-name="Table6.A1" office:value-type="string">
            <text:p text:style-name="P41">Observations</text:p>
          </table:table-cell>
          <table:table-cell table:style-name="Table6.A1" office:value-type="string">
            <text:p text:style-name="P41">S1</text:p>
          </table:table-cell>
          <table:table-cell table:style-name="Table6.C1" office:value-type="string">
            <text:p text:style-name="P41">S2</text:p>
          </table:table-cell>
        </table:table-row>
        <table:table-row>
          <table:table-cell table:style-name="Table6.A2" office:value-type="string">
            <text:p text:style-name="P34">A= <text:s text:c="2"/>moving</text:p>
          </table:table-cell>
          <table:table-cell table:style-name="Table6.A2" office:value-type="string">
            <text:p text:style-name="P41">0.69</text:p>
          </table:table-cell>
          <table:table-cell table:style-name="Table6.C2" office:value-type="string">
            <text:p text:style-name="P41">0.73</text:p>
          </table:table-cell>
        </table:table-row>
        <text:soft-page-break/>
        <table:table-row>
          <table:table-cell table:style-name="Table6.A2" office:value-type="string">
            <text:p text:style-name="P34">A=<text:span text:style-name="T38">¬ moving</text:span></text:p>
          </table:table-cell>
          <table:table-cell table:style-name="Table6.A2" office:value-type="string">
            <text:p text:style-name="P41">0.22</text:p>
          </table:table-cell>
          <table:table-cell table:style-name="Table6.C2" office:value-type="string">
            <text:p text:style-name="P41">0.18</text:p>
          </table:table-cell>
        </table:table-row>
      </table:table>
      <text:p text:style-name="P33"><text:span text:style-name="T38"/></text:p>
      <text:p text:style-name="P36"><text:span text:style-name="T38">The above scenario can be described as a following Hidden Markov Model:</text:span></text:p>
      <text:p text:style-name="P36"><draw:custom-shape text:anchor-type="paragraph" draw:z-index="0" draw:name="Shape1" draw:style-name="gr1" draw:text-style-name="P42" svg:width="0.326in" svg:height="0.326in" svg:x="0.1126in" svg:y="0.1646in"><text:p>A<text:span text:style-name="T61">t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1" draw:text-style-name="P42" svg:width="0.326in" svg:height="0.326in" svg:x="1.1189in" svg:y="0.1646in"><text:p>A<text:span text:style-name="T61">t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42" svg:width="0.326in" svg:height="0.326in" svg:x="2.1571in" svg:y="0.1646in"><text:p>A<text:span text:style-name="T61">t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8"/></text:p>
      <text:p text:style-name="P35"><draw:line text:anchor-type="paragraph" draw:z-index="5" draw:name="Shape2" draw:style-name="gr3" draw:text-style-name="P43" svg:x1="0.4382in" svg:y1="0.1457in" svg:x2="1.1311in" svg:y2="0.1457in"><text:p/></draw:line><draw:line text:anchor-type="paragraph" draw:z-index="12" draw:name="Shape2" draw:style-name="gr4" draw:text-style-name="P43" svg:x1="1.4445in" svg:y1="0.128in" svg:x2="2.1571in" svg:y2="0.1307in"><text:p/></draw:line></text:p>
      <text:p text:style-name="P35"><draw:line text:anchor-type="paragraph" draw:z-index="6" draw:name="Shape3" draw:style-name="gr3" draw:text-style-name="P43" svg:x1="1.2713in" svg:y1="0.1071in" svg:x2="1.1256in" svg:y2="0.4142in"><text:p/></draw:line><draw:line text:anchor-type="paragraph" draw:z-index="7" draw:name="Shape4" draw:style-name="gr3" draw:text-style-name="P43" svg:x1="1.2925in" svg:y1="0.1071in" svg:x2="1.4764in" svg:y2="0.4142in"><text:p/></draw:line><draw:line text:anchor-type="paragraph" draw:z-index="10" draw:name="Shape3" draw:style-name="gr4" draw:text-style-name="P43" svg:x1="2.3028in" svg:y1="0.1071in" svg:x2="2.1571in" svg:y2="0.4142in"><text:p/></draw:line><draw:line text:anchor-type="paragraph" draw:z-index="11" draw:name="Shape4" draw:style-name="gr4" draw:text-style-name="P43" svg:x1="2.3236in" svg:y1="0.1071in" svg:x2="2.5075in" svg:y2="0.4142in"><text:p/></draw:line></text:p>
      <text:p text:style-name="P11"/>
      <text:p text:style-name="P11"><draw:custom-shape text:anchor-type="paragraph" draw:z-index="3" draw:name="Shape1" draw:style-name="gr1" draw:text-style-name="P42" svg:width="0.326in" svg:height="0.326in" svg:x="0.9362in" svg:y="0.0307in"><text:p>S1<text:span text:style-name="T61">t</text:span><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 draw:text-style-name="P42" svg:width="0.326in" svg:height="0.326in" svg:x="1.3728in" svg:y="0.0307in"><text:p>S2<text:span text:style-name="T61">t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42" svg:width="0.326in" svg:height="0.326in" svg:x="1.9543in" svg:y="0.0161in"><text:p>S1<text:span text:style-name="T61">t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2" draw:text-style-name="P42" svg:width="0.326in" svg:height="0.326in" svg:x="2.3909in" svg:y="0.0161in"><text:p>S2<text:span text:style-name="T61">t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22"><text:span text:style-name="T48">Use the above initial measurements and apply the dynamic Hidden Markov Model algorithm to calculate the conditional probability that the UPRover is moving. Repeat the HMM algorithm to calculate the probability for, </text:span><text:span text:style-name="T41">A</text:span><text:span text:style-name="T49">t2</text:span><text:span text:style-name="T48">, </text:span><text:span text:style-name="T42">A</text:span><text:span text:style-name="T50">t</text:span><text:span text:style-name="T52">3</text:span><text:span text:style-name="T48">, </text:span><text:span text:style-name="T43">A</text:span><text:span text:style-name="T51">t</text:span><text:span text:style-name="T52">4</text:span><text:span text:style-name="T22">. Using only one previous state to calculate the prior. In other words, to predict the </text:span><text:span text:style-name="T43">A</text:span><text:span text:style-name="T8">t</text:span><text:span text:style-name="T7">1</text:span><text:span text:style-name="T54"> </text:span><text:span text:style-name="T55">use</text:span><text:span text:style-name="T54"> </text:span><text:span text:style-name="T56">, </text:span><text:span text:style-name="T57">A</text:span><text:span text:style-name="T7">t0</text:span><text:span text:style-name="T55"> and S1</text:span><text:span text:style-name="T7">t1</text:span><text:span text:style-name="T55"> and S2</text:span><text:span text:style-name="T7">t1</text:span><text:span text:style-name="T55"> readings. For calculation of </text:span><text:span text:style-name="T54">the </text:span><text:span text:style-name="T58">A</text:span><text:span text:style-name="T8">t</text:span><text:span text:style-name="T7">2</text:span><text:span text:style-name="T54"> </text:span><text:span text:style-name="T55">use</text:span><text:span text:style-name="T54"> </text:span><text:span text:style-name="T56">, </text:span><text:span text:style-name="T57">A</text:span><text:span text:style-name="T7">t1 </text:span><text:span text:style-name="T55">and S1</text:span><text:span text:style-name="T7">t2</text:span><text:span text:style-name="T55"> and S2</text:span><text:span text:style-name="T7">t2</text:span><text:span text:style-name="T55"> readings etc. </text:span></text:p>
      <text:p text:style-name="P25"><text:span text:style-name="T9"/></text:p>
      <text:p text:style-name="P27"><text:span text:style-name="T60">P</text:span>lease show your work for the computation in the following steps steps</text:p>
      <text:p text:style-name="P27"/>
      <text:p text:style-name="P23">i.MHH step1: Calculate <text:span text:style-name="T43">A</text:span><text:span text:style-name="T8">t</text:span><text:span text:style-name="T1">1 </text:span>and assume that the UP rover was moving at the initial state <text:span text:style-name="T43">A</text:span><text:span text:style-name="T8">t</text:span><text:span text:style-name="T1">0. </text:span></text:p>
      <text:p text:style-name="P23"/>
      <text:p text:style-name="P23">ii. MHH step2: Update the state <text:span text:style-name="T43">A</text:span><text:span text:style-name="T8">t</text:span><text:span text:style-name="T1">1 </text:span><text:span text:style-name="T53">for the sensor </text:span><text:span text:style-name="T59">observations</text:span><text:span text:style-name="T53"> that came in as S1</text:span><text:span text:style-name="T1">t1</text:span><text:span text:style-name="T53">= 0.4 and S2</text:span><text:span text:style-name="T1">t1</text:span>= 0.6</text:p>
      <text:p text:style-name="P11"/>
      <text:p text:style-name="P24">i<text:span text:style-name="T60">ii</text:span>.MHH step1: Calculate <text:span text:style-name="T60">prediction for </text:span><text:span text:style-name="T43">A</text:span><text:span text:style-name="T8">t</text:span><text:span text:style-name="T9">2</text:span><text:span text:style-name="T53"> </text:span><text:span text:style-name="T59">using previous predictions and observations using one previous state.</text:span></text:p>
      <text:p text:style-name="P24"/>
      <text:p text:style-name="P24">i<text:span text:style-name="T60">v</text:span>. MHH step2: Update the state <text:span text:style-name="T43">A</text:span><text:span text:style-name="T8">t</text:span><text:span text:style-name="T9">2</text:span><text:span text:style-name="T1"> </text:span><text:span text:style-name="T53">for the sensor </text:span><text:span text:style-name="T59">observations</text:span><text:span text:style-name="T53"> that came in as S1</text:span><text:span text:style-name="T1">t</text:span><text:span text:style-name="T9">2</text:span><text:span text:style-name="T53">= 0.</text:span><text:span text:style-name="T59">9</text:span><text:span text:style-name="T53"> and S2</text:span><text:span text:style-name="T1">t</text:span><text:span text:style-name="T9">2</text:span>= 0.<text:span text:style-name="T60">8</text:span></text:p>
      <text:p text:style-name="P14"><text:span text:style-name="T1"/></text:p>
      <text:p text:style-name="P24"><text:span text:style-name="T60">v</text:span>. MHH step1: Calculate <text:span text:style-name="T60">prediction for </text:span><text:span text:style-name="T43">A</text:span><text:span text:style-name="T8">t</text:span><text:span text:style-name="T9">3</text:span><text:span text:style-name="T53"> </text:span><text:span text:style-name="T59">using previous predictions and observations using one previous state.</text:span></text:p>
      <text:p text:style-name="P24"/>
      <text:p text:style-name="P24"><text:span text:style-name="T59">vi</text:span><text:span text:style-name="T53">. MHH step2: Update the state </text:span><text:span text:style-name="T58">A</text:span><text:span text:style-name="T8">t</text:span><text:span text:style-name="T9">3</text:span><text:span text:style-name="T1"> </text:span><text:span text:style-name="T53">for the sensor </text:span><text:span text:style-name="T59">observations</text:span><text:span text:style-name="T53"> that came in as S1</text:span><text:span text:style-name="T1">t</text:span><text:span text:style-name="T9">3</text:span><text:span text:style-name="T53">= 0.</text:span><text:span text:style-name="T59">01</text:span><text:span text:style-name="T53"> and S2</text:span><text:span text:style-name="T1">t</text:span><text:span text:style-name="T9">3</text:span><text:span text:style-name="T53">= 0.</text:span><text:span text:style-name="T59">2</text:span></text:p>
      <text:p text:style-name="P24"><text:span text:style-name="T9"/></text:p>
      <text:p text:style-name="P24"><text:span text:style-name="T9"/></text:p>
      <text:p text:style-name="P24"><text:span text:style-name="T60">vii</text:span>. MHH step1: Calculate <text:span text:style-name="T60">prediction for </text:span><text:span text:style-name="T43">A</text:span><text:span text:style-name="T8">t</text:span><text:span text:style-name="T9">4</text:span><text:span text:style-name="T53"> </text:span><text:span text:style-name="T59">using previous predictions and observations using one previous state.</text:span></text:p>
      <text:p text:style-name="P24"/>
      <text:p text:style-name="P24"><text:span text:style-name="T59">viii</text:span><text:span text:style-name="T53">. MHH step2: Update the state </text:span><text:span text:style-name="T58">A</text:span><text:span text:style-name="T8">t</text:span><text:span text:style-name="T9">4</text:span><text:span text:style-name="T1"> </text:span><text:span text:style-name="T53">for the sensor </text:span><text:span text:style-name="T59">observations</text:span><text:span text:style-name="T53"> that came in as S1</text:span><text:span text:style-name="T1">t</text:span><text:span text:style-name="T9">4</text:span><text:span text:style-name="T53">= 0.</text:span><text:span text:style-name="T59">02</text:span><text:span text:style-name="T53"> and S2</text:span><text:span text:style-name="T1">t</text:span><text:span text:style-name="T9">4</text:span><text:span text:style-name="T53">= 0.</text:span><text:span text:style-name="T59">12</text:span></text:p>
      <text:p text:style-name="P26"><text:span text:style-name="T1"/></text:p>
      <text:p text:style-name="P26"><text:span text:style-name="T1"/></text:p>
      <text:p text:style-name="P26"><text:span text:style-name="T1"/></text:p>
      <text:p text:style-name="P26"><text:span text:style-name="T1"/></text:p>
      <text:p text:style-name="P11">Submit a pdf of this <text:span text:style-name="T23">lab worksheet and your source code for question 2</text:span> on Moodle <text:span text:style-name="T24">NLT du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20-10-28T08:29:42.428755360</meta:creation-date>
    <dc:date>2020-11-04T17:37:59.023699163</dc:date>
    <dc:creator>Martin </dc:creator>
    <meta:editing-duration>PT5H54M31S</meta:editing-duration>
    <meta:editing-cycles>8</meta:editing-cycles>
    <meta:generator>LibreOffice/6.0.7.3$Linux_X86_64 LibreOffice_project/00m0$Build-3</meta:generator>
    <meta:document-statistic meta:table-count="6" meta:image-count="0" meta:object-count="0" meta:page-count="4" meta:paragraph-count="167" meta:word-count="1206" meta:character-count="6904" meta:non-whitespace-character-count="5837"/>
  </office:meta>
</office:document-meta>
</file>